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2.47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681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3">
          <table:table-cell table:number-columns-repeated="2"/>
          <table:table-cell table:style-name="ce10" office:value-type="string">
            <text:p>Trial Balanc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table:style-name="ce1" office:value-type="string">
            <text:p>Chart of Account</text:p>
          </table:table-cell>
          <table:table-cell table:style-name="ce1" office:value-type="string">
            <text:p>Fiscal Year</text:p>
          </table:table-cell>
          <table:table-cell table:style-name="ce1" office:value-type="string">
            <text:p>Filter By</text:p>
          </table:table-cell>
          <table:table-cell table:style-name="ce14" office:value-type="string">
            <text:p>Display Account </text:p>
          </table:table-cell>
          <table:table-cell table:style-name="ce14" office:value-type="string">
            <text:p>Target Moves</text:p>
          </table:table-cell>
          <table:table-cell table:style-name="ce20" table:number-columns-repeated="1019"/>
        </table:table-row>
        <table:table-row table:style-name="ro6">
          <table:table-cell table:style-name="ce2" office:value-type="string">
            <text:p><text:a xlink:href="python://get_account(data)">Account</text:a></text:p>
          </table:table-cell>
          <table:table-cell table:style-name="ce2" office:value-type="string">
            <text:p><text:a xlink:href="python://get_fiscalyear(data)">Fiscal Year</text:a></text:p>
          </table:table-cell>
          <table:table-cell table:style-name="ce2" office:value-type="string">
            <text:p><text:a xlink:href="python://get_filter(data)">Filter</text:a></text:p>
          </table:table-cell>
          <table:table-cell table:style-name="ce2" office:value-type="string">
            <text:p><text:a xlink:href="python://get_display_account(data)">Display Account</text:a></text:p>
          </table:table-cell>
          <table:table-cell table:style-name="ce2" office:value-type="string">
            <text:p><text:a xlink:href="python://get_target_move(data)">Target_move</text:a>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<text:a xlink:href="python://if%20test=%22get_filter(data)=='Date'%22">if get_filter(data)=='Date'</text:a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Start Date</text:p>
          </table:table-cell>
          <table:table-cell table:style-name="ce15" office:value-type="string">
            <text:p>End Date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2" office:value-type="string">
            <text:p><text:a xlink:href="python://formatLang(get_start_date(data),date=True)">formatLang(get_start_date(data),date=True)</text:a></text:p>
          </table:table-cell>
          <table:table-cell table:style-name="ce16" office:value-type="string">
            <text:p><text:a xlink:href="python://formatLang(get_end_date(data),date=True)">formatLang(get_end_date(data),date=True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<text:a xlink:href="python:///if">python:///if</text:a>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<text:a xlink:href="python://if%20test=%22get_filter(data)=='Periods'%22">if get_filter(data)=='Periods'</text:a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1" office:value-type="string">
            <text:p>Start Period</text:p>
          </table:table-cell>
          <table:table-cell table:style-name="ce15" office:value-type="string">
            <text:p>End Period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12" office:value-type="string">
            <text:p><text:a xlink:href="python://get_start_period(data)%20or%20removeParentNode('para')">get_start_period(data) or removeParentNode('para')</text:a></text:p>
          </table:table-cell>
          <table:table-cell table:style-name="ce16" office:value-type="string">
            <text:p><text:a xlink:href="python://get_end_period(data)%20or%20removeParentNode('para')">get_end_period(data) or removeParentNode('para'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<text:a xlink:href="python:///if">python:///if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3"/>
          <table:table-cell table:number-columns-repeated="1021"/>
        </table:table-row>
        <table:table-row table:style-name="ro8">
          <table:table-cell table:style-name="ce3" office:value-type="string">
            <text:p>Code</text:p>
          </table:table-cell>
          <table:table-cell table:style-name="ce3" office:value-type="string">
            <text:p>Account</text:p>
          </table:table-cell>
          <table:table-cell table:style-name="ce3" office:value-type="string">
            <text:p><text:s/></text:p>
          </table:table-cell>
          <table:table-cell table:style-name="ce17" office:value-type="string">
            <text:p>Debit <text:a xlink:href="python://company.currency_id.symbol">company.currency_id.symbol</text:a></text:p>
          </table:table-cell>
          <table:table-cell table:style-name="ce17" office:value-type="string">
            <text:p>Debit <text:a xlink:href="python://get_symbol(data['form']['currency_id'])">get_symbol(data['form']['currency_id'])</text:a></text:p>
          </table:table-cell>
          <table:table-cell table:style-name="ce17" office:value-type="string">
            <text:p>Debit <text:a xlink:href="python://get_symbol(data['form']['currency_id_second'])">get_symbol(data['form']['currency_id_second'])</text:a></text:p>
          </table:table-cell>
          <table:table-cell table:style-name="ce17" office:value-type="string">
            <text:p>Credit <text:a xlink:href="python://company.currency_id.symbol">company.currency_id.symbol</text:a></text:p>
          </table:table-cell>
          <table:table-cell table:style-name="ce17" office:value-type="string">
            <text:p>Credit <text:a xlink:href="python://get_symbol(data['form']['currency_id'])">get_symbol(data['form']['currency_id'])</text:a></text:p>
          </table:table-cell>
          <table:table-cell table:style-name="ce17" office:value-type="string">
            <text:p>Credit <text:a xlink:href="python://get_symbol(data['form']['currency_id_second'])">get_symbol(data['form']['currency_id_second'])</text:a></text:p>
          </table:table-cell>
          <table:table-cell table:style-name="ce17" office:value-type="string">
            <text:p>Balance <text:a xlink:href="python://company.currency_id.symbol">company.currency_id.symbol</text:a></text:p>
          </table:table-cell>
          <table:table-cell table:style-name="ce17" office:value-type="string">
            <text:p>Balance <text:a xlink:href="python://get_symbol(data['form']['currency_id'])">get_symbol(data['form']['currency_id'])</text:a></text:p>
          </table:table-cell>
          <table:table-cell table:style-name="ce17" office:value-type="string">
            <text:p>Balance <text:a xlink:href="python://get_symbol(data['form']['currency_id_second'])">get_symbol(data['form']['currency_id_second'])</text:a>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6">
          <table:table-cell office:value-type="string">
            <text:p><text:a xlink:href="python://for%20each=%22rec%20in%20lines(data['form'])%22">for each="rec in lines(data['form'])"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if%20test=%22rec['type']%20==%20'view'%22">if test="rec['type'] == 'view'"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<text:a xlink:href="python://rec['code']">Code</text:a></text:p>
          </table:table-cell>
          <table:table-cell table:style-name="ce8" office:value-type="string">
            <text:p><text:a xlink:href="python://rec['name']">Name</text:a></text:p>
          </table:table-cell>
          <table:table-cell table:style-name="ce8"/>
          <table:table-cell office:value-type="string">
            <text:p><text:a xlink:href="python://rec.debit">rec.debit</text:a></text:p>
          </table:table-cell>
          <table:table-cell office:value-type="string">
            <text:p><text:a xlink:href="python://compute_currency(data['form']['currency_id'],company.currency_id.id,rec.debit)">compute_currency(data['form']['currency_id'],company.currency_id.id,rec.debit)</text:a></text:p>
          </table:table-cell>
          <table:table-cell office:value-type="string">
            <text:p><text:a xlink:href="python://compute_currency(data['form']['currency_id_second'],company.currency_id.id,rec.debit)">compute_currency(data['form']['currency_id_second'],company.currency_id.id,rec.debit)</text:a></text:p>
          </table:table-cell>
          <table:table-cell office:value-type="string">
            <text:p><text:a xlink:href="python://rec.credit">rec.credit</text:a></text:p>
          </table:table-cell>
          <table:table-cell office:value-type="string">
            <text:p><text:a xlink:href="python://compute_currency(data['form']['currency_id'],company.currency_id.id,rec.credit)">compute_currency(data['form']['currency_id'],company.currency_id.id,rec.credit)</text:a></text:p>
          </table:table-cell>
          <table:table-cell office:value-type="string">
            <text:p><text:a xlink:href="python://compute_currency(data['form']['currency_id_second'],company.currency_id.id,rec.credit)">compute_currency(data['form']['currency_id_second'],company.currency_id.id,rec.credit)</text:a></text:p>
          </table:table-cell>
          <table:table-cell office:value-type="string">
            <text:p><text:a xlink:href="python://rec.balance">rec.balance</text:a></text:p>
          </table:table-cell>
          <table:table-cell office:value-type="string">
            <text:p><text:a xlink:href="python://compute_currency(data['form']['currency_id'],company.currency_id.id,rec.balance)">compute_currency(data['form']['currency_id'],company.currency_id.id,rec.balance)</text:a></text:p>
          </table:table-cell>
          <table:table-cell office:value-type="string">
            <text:p><text:a xlink:href="python://compute_currency(data['form']['currency_id_second'],company.currency_id.id,rec.balance)">compute_currency(data['form']['currency_id_second'],company.currency_id.id,rec.balance)</text:a>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8">
          <table:table-cell table:style-name="ce5" office:value-type="string">
            <text:p><text:a xlink:href="python:///if">/if</text:a></text:p>
          </table:table-cell>
          <table:table-cell table:style-name="ce5" table:number-columns-repeated="5"/>
          <table:table-cell table:style-name="ce18" table:number-columns-repeated="3"/>
          <table:table-cell table:number-columns-repeated="1015"/>
        </table:table-row>
        <table:table-row table:style-name="ro6">
          <table:table-cell office:value-type="string">
            <text:p><text:a xlink:href="python://if%20test=%22rec['type']%20%3C%3E%20'view'%22">if test="rec['type'] &lt;&gt; 'view'"</text:a>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<text:a xlink:href="python://rec['code']">Code</text:a></text:p>
          </table:table-cell>
          <table:table-cell table:style-name="ce9" office:value-type="string">
            <text:p><text:a xlink:href="python://rec['name']">Name</text:a></text:p>
          </table:table-cell>
          <table:table-cell table:style-name="ce9"/>
          <table:table-cell office:value-type="string">
            <text:p><text:a xlink:href="python://rec.debit">rec.debit</text:a></text:p>
          </table:table-cell>
          <table:table-cell office:value-type="string">
            <text:p><text:a xlink:href="python://compute_currency(data['form']['currency_id'],company.currency_id.id,rec.debit)">compute_currency(data['form']['currency_id'],company.currency_id.id,rec.debit)</text:a></text:p>
          </table:table-cell>
          <table:table-cell office:value-type="string">
            <text:p><text:a xlink:href="python://compute_currency(data['form']['currency_id_second'],company.currency_id.id,rec.debit)">compute_currency(data['form']['currency_id_second'],company.currency_id.id,rec.debit)</text:a></text:p>
          </table:table-cell>
          <table:table-cell office:value-type="string">
            <text:p><text:a xlink:href="python://rec.credit">rec.credit</text:a></text:p>
          </table:table-cell>
          <table:table-cell office:value-type="string">
            <text:p><text:a xlink:href="python://compute_currency(data['form']['currency_id'],company.currency_id.id,rec.credit)">compute_currency(data['form']['currency_id'],company.currency_id.id,rec.credit)</text:a></text:p>
          </table:table-cell>
          <table:table-cell office:value-type="string">
            <text:p><text:a xlink:href="python://compute_currency(data['form']['currency_id_second'],company.currency_id.id,rec.credit)">compute_currency(data['form']['currency_id_second'],company.currency_id.id,rec.credit)</text:a></text:p>
          </table:table-cell>
          <table:table-cell office:value-type="string">
            <text:p><text:a xlink:href="python://rec.balance">rec.balance</text:a></text:p>
          </table:table-cell>
          <table:table-cell office:value-type="string">
            <text:p><text:a xlink:href="python://compute_currency(data['form']['currency_id'],company.currency_id.id,rec.balance)">compute_currency(data['form']['currency_id'],company.currency_id.id,rec.balance)</text:a></text:p>
          </table:table-cell>
          <table:table-cell office:value-type="string">
            <text:p><text:a xlink:href="python://compute_currency(data['form']['currency_id_second'],company.currency_id.id,rec.balance)">compute_currency(data['form']['currency_id_second'],company.currency_id.id,rec.balance)</text:a>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8">
          <table:table-cell table:style-name="ce5" office:value-type="string">
            <text:p><text:a xlink:href="python:///if">/if</text:a></text:p>
          </table:table-cell>
          <table:table-cell table:style-name="ce5" table:number-columns-repeated="3"/>
          <table:table-cell table:style-name="ce18"/>
          <table:table-cell table:number-columns-repeated="1019"/>
        </table:table-row>
        <table:table-row table:style-name="ro6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4"/>
          <table:table-cell table:style-name="ce8" table:number-columns-repeated="3"/>
          <table:table-cell table:style-name="ce19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7"/>
          <table:table-cell table:style-name="ce5" table:number-columns-repeated="3"/>
          <table:table-cell table:style-name="ce18"/>
          <table:table-cell table:number-columns-repeated="1019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5 </meta:initial-creator>
    <meta:creation-date>2013-03-25T15:48:46</meta:creation-date>
    <dc:date>2013-06-10T21:20:33</dc:date>
    <dc:creator>serpent12 </dc:creator>
    <meta:editing-duration>PT4H29M28S</meta:editing-duration>
    <meta:editing-cycles>119</meta:editing-cycles>
    <meta:generator>LibreOffice/3.5$Linux_X86_64 LibreOffice_project/350m1$Build-2</meta:generator>
    <meta:document-statistic meta:table-count="3" meta:cell-count="70" meta:object-count="0"/>
  </office:meta>
</office:document-meta>
</file>